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Tahoma, Verdana, sans-serif"/>
    <style:font-face style:name="monospace" svg:font-family="monospace"/>
    <style:font-face style:name="sans-serif" svg:font-family="sans-serif"/>
    <style:font-face style:name="serif" svg:font-family="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64cm" table:align="left"/>
    </style:style>
    <style:style style:name="Table1.A" style:family="table-column">
      <style:table-column-properties style:column-width="0.478cm"/>
    </style:style>
    <style:style style:name="Table1.B" style:family="table-column">
      <style:table-column-properties style:column-width="3.886cm"/>
    </style:style>
    <style:style style:name="Table1.A1" style:family="table-cell">
      <style:table-cell-properties style:vertical-align="middle" fo:padding="0.049cm" fo:border="none"/>
    </style:style>
    <style:style style:name="Table2" style:family="table">
      <style:table-properties style:width="7.232cm" table:align="left"/>
    </style:style>
    <style:style style:name="Table2.A" style:family="table-column">
      <style:table-column-properties style:column-width="0.478cm"/>
    </style:style>
    <style:style style:name="Table2.B" style:family="table-column">
      <style:table-column-properties style:column-width="6.754cm"/>
    </style:style>
    <style:style style:name="Table2.A1" style:family="table-cell">
      <style:table-cell-properties style:vertical-align="middle" fo:padding="0.049cm" fo:border="none"/>
    </style:style>
    <style:style style:name="Table3" style:family="table">
      <style:table-properties style:width="2.067cm" table:align="left"/>
    </style:style>
    <style:style style:name="Table3.A" style:family="table-column">
      <style:table-column-properties style:column-width="0.478cm"/>
    </style:style>
    <style:style style:name="Table3.B" style:family="table-column">
      <style:table-column-properties style:column-width="1.589cm"/>
    </style:style>
    <style:style style:name="Table3.A1" style:family="table-cell">
      <style:table-cell-properties style:vertical-align="middle" fo:padding="0.049cm" fo:border="none"/>
    </style:style>
    <style:style style:name="Table4" style:family="table">
      <style:table-properties style:width="7.729cm" table:align="left"/>
    </style:style>
    <style:style style:name="Table4.A" style:family="table-column">
      <style:table-column-properties style:column-width="0.478cm"/>
    </style:style>
    <style:style style:name="Table4.B" style:family="table-column">
      <style:table-column-properties style:column-width="7.251cm"/>
    </style:style>
    <style:style style:name="Table4.A1" style:family="table-cell">
      <style:table-cell-properties style:vertical-align="middle" fo:padding="0.049cm" fo:border="none"/>
    </style:style>
    <style:style style:name="Table5" style:family="table">
      <style:table-properties style:width="8.079cm" table:align="left"/>
    </style:style>
    <style:style style:name="Table5.A" style:family="table-column">
      <style:table-column-properties style:column-width="0.478cm"/>
    </style:style>
    <style:style style:name="Table5.B" style:family="table-column">
      <style:table-column-properties style:column-width="7.601cm"/>
    </style:style>
    <style:style style:name="Table5.A1" style:family="table-cell">
      <style:table-cell-properties style:vertical-align="middle" fo:padding="0.049cm" fo:border="none"/>
    </style:style>
    <style:style style:name="Table6" style:family="table">
      <style:table-properties style:width="7.751cm" table:align="left"/>
    </style:style>
    <style:style style:name="Table6.A" style:family="table-column">
      <style:table-column-properties style:column-width="0.478cm"/>
    </style:style>
    <style:style style:name="Table6.B" style:family="table-column">
      <style:table-column-properties style:column-width="7.273cm"/>
    </style:style>
    <style:style style:name="Table6.A1" style:family="table-cell">
      <style:table-cell-properties style:vertical-align="middle" fo:padding="0.049cm" fo:border="none"/>
    </style:style>
    <style:style style:name="Table7" style:family="table">
      <style:table-properties style:width="3.62cm" table:align="left"/>
    </style:style>
    <style:style style:name="Table7.A" style:family="table-column">
      <style:table-column-properties style:column-width="0.478cm"/>
    </style:style>
    <style:style style:name="Table7.B" style:family="table-column">
      <style:table-column-properties style:column-width="0.981cm"/>
    </style:style>
    <style:style style:name="Table7.C" style:family="table-column">
      <style:table-column-properties style:column-width="0.416cm"/>
    </style:style>
    <style:style style:name="Table7.G" style:family="table-column">
      <style:table-column-properties style:column-width="0.496cm"/>
    </style:style>
    <style:style style:name="Table7.A1" style:family="table-cell">
      <style:table-cell-properties style:vertical-align="middle" fo:padding="0.049cm" fo:border="none"/>
    </style:style>
    <style:style style:name="Table9" style:family="table">
      <style:table-properties style:width="1.009cm" table:align="left"/>
    </style:style>
    <style:style style:name="Table9.A" style:family="table-column">
      <style:table-column-properties style:column-width="0.478cm"/>
    </style:style>
    <style:style style:name="Table9.B" style:family="table-column">
      <style:table-column-properties style:column-width="0.531cm"/>
    </style:style>
    <style:style style:name="Table9.A1" style:family="table-cell">
      <style:table-cell-properties style:vertical-align="middle" fo:padding="0.049cm" fo:border="none"/>
    </style:style>
    <style:style style:name="Table10" style:family="table">
      <style:table-properties style:width="13.01cm" table:align="left"/>
    </style:style>
    <style:style style:name="Table10.A" style:family="table-column">
      <style:table-column-properties style:column-width="0.478cm"/>
    </style:style>
    <style:style style:name="Table10.B" style:family="table-column">
      <style:table-column-properties style:column-width="12.532cm"/>
    </style:style>
    <style:style style:name="Table10.A1" style:family="table-cell">
      <style:table-cell-properties style:vertical-align="middle" fo:padding="0.049cm" fo:border="none"/>
    </style:style>
    <style:style style:name="Table11" style:family="table">
      <style:table-properties style:width="1.842cm" table:align="left"/>
    </style:style>
    <style:style style:name="Table11.A" style:family="table-column">
      <style:table-column-properties style:column-width="0.478cm"/>
    </style:style>
    <style:style style:name="Table11.B" style:family="table-column">
      <style:table-column-properties style:column-width="0.452cm"/>
    </style:style>
    <style:style style:name="Table11.C" style:family="table-column">
      <style:table-column-properties style:column-width="0.416cm"/>
    </style:style>
    <style:style style:name="Table11.D" style:family="table-column">
      <style:table-column-properties style:column-width="0.496cm"/>
    </style:style>
    <style:style style:name="Table11.A1" style:family="table-cell">
      <style:table-cell-properties style:vertical-align="middle" fo:padding="0.049cm" fo:border="none"/>
    </style:style>
    <style:style style:name="Table8" style:family="table">
      <style:table-properties style:width="12.026cm" table:align="left"/>
    </style:style>
    <style:style style:name="Table8.A" style:family="table-column">
      <style:table-column-properties style:column-width="0.478cm"/>
    </style:style>
    <style:style style:name="Table8.B" style:family="table-column">
      <style:table-column-properties style:column-width="11.548cm"/>
    </style:style>
    <style:style style:name="Table8.A1" style:family="table-cell">
      <style:table-cell-properties style:vertical-align="middle" fo:padding="0.049cm" fo:border="none"/>
    </style:style>
    <style:style style:name="Table12" style:family="table">
      <style:table-properties style:width="5.38cm" table:align="left"/>
    </style:style>
    <style:style style:name="Table12.A" style:family="table-column">
      <style:table-column-properties style:column-width="0.478cm"/>
    </style:style>
    <style:style style:name="Table12.B" style:family="table-column">
      <style:table-column-properties style:column-width="4.902cm"/>
    </style:style>
    <style:style style:name="Table12.A1" style:family="table-cell">
      <style:table-cell-properties style:vertical-align="middle" fo:padding="0.049cm" fo:border="none"/>
    </style:style>
    <style:style style:name="Table13" style:family="table">
      <style:table-properties style:width="1.538cm" table:align="left"/>
    </style:style>
    <style:style style:name="Table13.A" style:family="table-column">
      <style:table-column-properties style:column-width="0.478cm"/>
    </style:style>
    <style:style style:name="Table13.B" style:family="table-column">
      <style:table-column-properties style:column-width="1.06cm"/>
    </style:style>
    <style:style style:name="Table13.A1" style:family="table-cell">
      <style:table-cell-properties style:vertical-align="middle" fo:padding="0.049cm" fo:border="none"/>
    </style:style>
    <style:style style:name="Table14" style:family="table">
      <style:table-properties style:width="1.274cm" table:align="left"/>
    </style:style>
    <style:style style:name="Table14.A" style:family="table-column">
      <style:table-column-properties style:column-width="0.478cm"/>
    </style:style>
    <style:style style:name="Table14.B" style:family="table-column">
      <style:table-column-properties style:column-width="0.796cm"/>
    </style:style>
    <style:style style:name="Table14.A1" style:family="table-cell">
      <style:table-cell-properties style:vertical-align="middle" fo:padding="0.049cm" fo:border="none"/>
    </style:style>
    <style:style style:name="Table15" style:family="table">
      <style:table-properties style:width="13.804cm" table:align="left"/>
    </style:style>
    <style:style style:name="Table15.A" style:family="table-column">
      <style:table-column-properties style:column-width="0.478cm"/>
    </style:style>
    <style:style style:name="Table15.B" style:family="table-column">
      <style:table-column-properties style:column-width="13.326cm"/>
    </style:style>
    <style:style style:name="Table15.A1" style:family="table-cell">
      <style:table-cell-properties style:vertical-align="middle" fo:padding="0.049cm" fo:border="none"/>
    </style:style>
    <style:style style:name="Table16" style:family="table">
      <style:table-properties style:width="1.009cm" table:align="left"/>
    </style:style>
    <style:style style:name="Table16.A" style:family="table-column">
      <style:table-column-properties style:column-width="0.478cm"/>
    </style:style>
    <style:style style:name="Table16.B" style:family="table-column">
      <style:table-column-properties style:column-width="0.531cm"/>
    </style:style>
    <style:style style:name="Table16.A1" style:family="table-cell">
      <style:table-cell-properties style:vertical-align="middle" fo:padding="0.049cm" fo:border="none"/>
    </style:style>
    <style:style style:name="Table17" style:family="table">
      <style:table-properties style:width="9.253cm" table:align="left"/>
    </style:style>
    <style:style style:name="Table17.A" style:family="table-column">
      <style:table-column-properties style:column-width="0.478cm"/>
    </style:style>
    <style:style style:name="Table17.B" style:family="table-column">
      <style:table-column-properties style:column-width="8.775cm"/>
    </style:style>
    <style:style style:name="Table17.A1" style:family="table-cell">
      <style:table-cell-properties style:vertical-align="middle" fo:padding="0.049cm" fo:border="none"/>
    </style:style>
    <style:style style:name="Table18" style:family="table">
      <style:table-properties style:width="6.152cm" table:align="left"/>
    </style:style>
    <style:style style:name="Table18.A" style:family="table-column">
      <style:table-column-properties style:column-width="0.478cm"/>
    </style:style>
    <style:style style:name="Table18.B" style:family="table-column">
      <style:table-column-properties style:column-width="5.674cm"/>
    </style:style>
    <style:style style:name="Table18.A1" style:family="table-cell">
      <style:table-cell-properties style:vertical-align="middle" fo:padding="0.049cm" fo:border="none"/>
    </style:style>
    <style:style style:name="Table19" style:family="table">
      <style:table-properties style:width="1.274cm" table:align="left"/>
    </style:style>
    <style:style style:name="Table19.A" style:family="table-column">
      <style:table-column-properties style:column-width="0.478cm"/>
    </style:style>
    <style:style style:name="Table19.B" style:family="table-column">
      <style:table-column-properties style:column-width="0.796cm"/>
    </style:style>
    <style:style style:name="Table19.A1" style:family="table-cell">
      <style:table-cell-properties style:vertical-align="middle" fo:padding="0.049cm" fo:border="none"/>
    </style:style>
    <style:style style:name="Table20" style:family="table">
      <style:table-properties style:width="1.274cm" table:align="left"/>
    </style:style>
    <style:style style:name="Table20.A" style:family="table-column">
      <style:table-column-properties style:column-width="0.478cm"/>
    </style:style>
    <style:style style:name="Table20.B" style:family="table-column">
      <style:table-column-properties style:column-width="0.796cm"/>
    </style:style>
    <style:style style:name="Table20.A1" style:family="table-cell">
      <style:table-cell-properties style:vertical-align="middle" fo:padding="0.049cm" fo:border="none"/>
    </style:style>
    <style:style style:name="Table21" style:family="table">
      <style:table-properties style:width="0.815cm" table:align="left"/>
    </style:style>
    <style:style style:name="Table21.A" style:family="table-column">
      <style:table-column-properties style:column-width="0.478cm"/>
    </style:style>
    <style:style style:name="Table21.B" style:family="table-column">
      <style:table-column-properties style:column-width="0.337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0.478cm"/>
    </style:style>
    <style:style style:name="Table22.B" style:family="table-column">
      <style:table-column-properties style:column-width="16.522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0.478cm"/>
    </style:style>
    <style:style style:name="Table23.B" style:family="table-column">
      <style:table-column-properties style:column-width="16.522cm"/>
    </style:style>
    <style:style style:name="Table23.A1" style:family="table-cell">
      <style:table-cell-properties style:vertical-align="middle" fo:padding="0.049cm" fo:border="none"/>
    </style:style>
    <style:style style:name="Table24" style:family="table">
      <style:table-properties style:width="1.009cm" table:align="left"/>
    </style:style>
    <style:style style:name="Table24.A" style:family="table-column">
      <style:table-column-properties style:column-width="0.478cm"/>
    </style:style>
    <style:style style:name="Table24.B" style:family="table-column">
      <style:table-column-properties style:column-width="0.531cm"/>
    </style:style>
    <style:style style:name="Table24.A1" style:family="table-cell">
      <style:table-cell-properties style:vertical-align="middle" fo:padding="0.049cm" fo:border="none"/>
    </style:style>
    <style:style style:name="Table25" style:family="table">
      <style:table-properties style:width="1.517cm" table:align="left"/>
    </style:style>
    <style:style style:name="Table25.A" style:family="table-column">
      <style:table-column-properties style:column-width="0.478cm"/>
    </style:style>
    <style:style style:name="Table25.B" style:family="table-column">
      <style:table-column-properties style:column-width="1.039cm"/>
    </style:style>
    <style:style style:name="Table25.A1" style:family="table-cell">
      <style:table-cell-properties style:vertical-align="middle" fo:padding="0.049cm" fo:border="none"/>
    </style:style>
    <style:style style:name="Table26" style:family="table">
      <style:table-properties style:width="1.009cm" table:align="left"/>
    </style:style>
    <style:style style:name="Table26.A" style:family="table-column">
      <style:table-column-properties style:column-width="0.478cm"/>
    </style:style>
    <style:style style:name="Table26.B" style:family="table-column">
      <style:table-column-properties style:column-width="0.531cm"/>
    </style:style>
    <style:style style:name="Table26.A1" style:family="table-cell">
      <style:table-cell-properties style:vertical-align="middle" fo:padding="0.049cm" fo:border="none"/>
    </style:style>
    <style:style style:name="Table27" style:family="table">
      <style:table-properties style:width="8.999cm" table:align="left"/>
    </style:style>
    <style:style style:name="Table27.A" style:family="table-column">
      <style:table-column-properties style:column-width="0.478cm"/>
    </style:style>
    <style:style style:name="Table27.B" style:family="table-column">
      <style:table-column-properties style:column-width="8.521cm"/>
    </style:style>
    <style:style style:name="Table27.A1" style:family="table-cell">
      <style:table-cell-properties style:vertical-align="middle" fo:padding="0.049cm" fo:border="none"/>
    </style:style>
    <style:style style:name="P1" style:family="paragraph" style:parent-style-name="Heading_20_1">
      <style:text-properties style:font-name="serif" fo:font-size="12pt" fo:font-weight="normal" officeooo:rsid="00148805" officeooo:paragraph-rsid="00148805" style:font-size-asian="12pt" style:font-weight-asian="normal" style:font-size-complex="12pt" style:font-weight-complex="normal"/>
    </style:style>
    <style:style style:name="P2" style:family="paragraph" style:parent-style-name="Standard">
      <style:text-properties style:font-name="serif" fo:font-size="12pt" style:font-size-asian="12pt" style:font-size-complex="12pt"/>
    </style:style>
    <style:style style:name="P3" style:family="paragraph" style:parent-style-name="Standard">
      <style:text-properties style:font-name="serif" fo:font-size="12pt" officeooo:rsid="00148805" officeooo:paragraph-rsid="00148805" style:font-size-asian="12pt" style:font-size-complex="12pt"/>
    </style:style>
    <style:style style:name="P4" style:family="paragraph" style:parent-style-name="Standard">
      <style:text-properties style:font-name="serif" fo:font-size="12pt" fo:font-weight="bold" officeooo:rsid="00148805" officeooo:paragraph-rsid="00148805" style:font-size-asian="12pt" style:font-weight-asian="bold" style:font-size-complex="12pt" style:font-weight-complex="bold"/>
    </style:style>
    <style:style style:name="P5" style:family="paragraph" style:parent-style-name="Standard">
      <style:text-properties style:font-name="serif" fo:font-size="12pt" fo:font-weight="normal" officeooo:rsid="00148805" officeooo:paragraph-rsid="00148805" style:font-size-asian="12pt" style:font-weight-asian="normal" style:font-size-complex="12pt" style:font-weight-complex="normal"/>
    </style:style>
    <style:style style:name="P6" style:family="paragraph" style:parent-style-name="Standard">
      <style:text-properties style:font-name="serif" fo:font-size="12pt" fo:font-weight="normal" officeooo:rsid="0017352e" officeooo:paragraph-rsid="0017352e" style:font-size-asian="12pt" style:font-weight-asian="normal" style:font-size-complex="12pt" style:font-weight-complex="normal"/>
    </style:style>
    <style:style style:name="P7" style:family="paragraph" style:parent-style-name="Standard">
      <style:text-properties style:font-name="Arial" fo:font-size="12pt" officeooo:rsid="00148805" officeooo:paragraph-rsid="00148805" style:font-size-asian="12pt" style:font-size-complex="12pt"/>
    </style:style>
    <style:style style:name="P8" style:family="paragraph" style:parent-style-name="Standard">
      <style:text-properties style:font-name="sans-serif" fo:font-size="9.75pt" fo:font-weight="normal" officeooo:rsid="0016d9de" officeooo:paragraph-rsid="0016d9de" style:font-size-asian="12pt" style:font-weight-asian="normal" style:font-size-complex="12pt" style:font-weight-complex="normal"/>
    </style:style>
    <style:style style:name="P9" style:family="paragraph" style:parent-style-name="Standard">
      <style:text-properties style:font-name="sans-serif" fo:font-size="9.75pt" officeooo:paragraph-rsid="0016d9de"/>
    </style:style>
    <style:style style:name="P10" style:family="paragraph" style:parent-style-name="Standard">
      <style:paragraph-properties fo:padding="0.074cm" fo:border-left="none" fo:border-right="none" fo:border-top="none" fo:border-bottom="0.06pt solid #000000" style:join-border="false"/>
      <style:text-properties style:font-name="serif" fo:font-size="12pt" fo:font-weight="normal" officeooo:rsid="00148805" officeooo:paragraph-rsid="00148805" style:font-size-asian="12pt" style:font-weight-asian="normal" style:font-size-complex="12pt" style:font-weight-complex="normal"/>
    </style:style>
    <style:style style:name="P11" style:family="paragraph" style:parent-style-name="Text_20_body">
      <style:text-properties style:font-name="serif" fo:font-size="12pt" fo:font-weight="normal" officeooo:rsid="00148805" officeooo:paragraph-rsid="00148805"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fo:text-align="start" style:justify-single-word="false" style:writing-mode="lr-tb"/>
    </style:style>
    <style:style style:name="P14" style:family="paragraph" style:parent-style-name="Preformatted_20_Text">
      <style:paragraph-properties fo:margin-top="0cm" fo:margin-bottom="0.499cm" style:contextual-spacing="false" style:line-height-at-least="0.503cm"/>
      <style:text-properties style:font-name="Lucida Grande" fo:font-size="9.75pt"/>
    </style:style>
    <style:style style:name="P15" style:family="paragraph" style:parent-style-name="Preformatted_20_Text">
      <style:paragraph-properties fo:margin-top="0cm" fo:margin-bottom="0.499cm" style:contextual-spacing="false" style:line-height-at-least="0.503cm"/>
    </style:style>
    <style:style style:name="P16" style:family="paragraph" style:parent-style-name="Heading_20_2">
      <style:text-properties style:font-name="serif" fo:font-size="12pt" fo:font-weight="normal" officeooo:rsid="00148805" officeooo:paragraph-rsid="00148805" style:font-size-asian="12pt" style:font-weight-asian="normal" style:font-size-complex="12pt" style:font-weight-complex="normal"/>
    </style:style>
    <style:style style:name="T1" style:family="text">
      <style:text-properties fo:color="#800080" fo:font-style="italic"/>
    </style:style>
    <style:style style:name="T2" style:family="text">
      <style:text-properties fo:color="#800080" fo:font-weight="bold"/>
    </style:style>
    <style:style style:name="T3" style:family="text">
      <style:text-properties fo:font-weight="bold"/>
    </style:style>
    <style:style style:name="T4" style:family="text">
      <style:text-properties style:font-name="Lucida Grande" fo:font-size="9.75pt"/>
    </style:style>
    <style:style style:name="T5" style:family="text">
      <style:text-properties fo:font-size="9.75pt"/>
    </style:style>
    <style:style style:name="T6" style:family="text">
      <style:text-properties fo:font-weight="normal" officeooo:rsid="0016d9de" style:font-size-asian="12pt" style:font-weight-asian="normal" style:font-size-complex="12pt" style:font-weight-complex="normal"/>
    </style:style>
    <style:style style:name="T7" style:family="text">
      <style:text-properties officeooo:rsid="0016d9d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6d9de"/>
    </style:style>
    <style:style style:name="T10" style:family="text">
      <style:text-properties fo:font-size="7.5pt"/>
    </style:style>
    <style:style style:name="T11" style:family="text">
      <style:text-properties officeooo:rsid="001735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12.1. Linux 2.4 - Linux 2.6</text:h>
      <text:h text:style-name="Heading_20_3" text:outline-level="3"><text:bookmark text:name="AEN913"/>12.1.1. Linking Done In Kernel</text:h>
      <text:p text:style-name="Text_20_body">The biggest change to LKMs between Linux 2.4 and Linux 2.6 is an internal one: LKMs get loaded much differently. Most people won't see any difference except that the suffix on a file containing an LKM has changed, because they use high level tools to manage the LKMs and the interface to those tools hasn't changed.</text:p>
      <text:p text:style-name="Text_20_body">Before Linux 2.6, a user space program would interpret the ELF object (.o) file and do all the work of linking it to the running kernel, generating a finished binary image. The program would pass that image to the kernel and the kernel would do little more than stick it in memory. In Linux 2.6, the kernel does the linking. A user space program passes the contents of the ELF object file directly to the kernel. For this to work, the ELF object image must contain additional information. To identify this particular kind of ELF object file, we name the file with suffix ".ko" ("kernel object") instead of ".o" For example, the serial device driver that in Linux 2.4 lived in the file <text:span text:style-name="Teletype">serial.o</text:span> in Linux 2.6 lives in the file <text:span text:style-name="Teletype">serial.ko</text:span>.</text:p>
      <text:p text:style-name="Text_20_body">Also, the procedure to build an LKM is somewhat harder. To make a .ko file, you start with a regular .o file. You run the program <text:span text:style-name="T3">modpost</text:span> (which comes with the Linux source code) on it to create a C source file that describes the additional sections the .ko file needs. We'll call this the .mod file because you conventionally include ".mod" in the file name.</text:p>
      <text:p text:style-name="Text_20_body"/>
      <text:p text:style-name="P11">The .mod object file contains the name that the LKM instance will have when you load the LKM. You set that name with a -D compile option (when you compile the .mod file) that sets the KBUILD_MODNAME macro.</text:p>
      <text:p text:style-name="P11">This change means some things are decidedly harder -- choosing the name for the LKM instance, for example. In Linux 2.4, the name was one of the inputs to the kernel. <text:span text:style-name="T3">insmod</text:span> decided on the name and passed it to the kernel. <text:span text:style-name="T3">insmod</text:span>'s -o option told it explicitly what to use for the LKM instance name. But in 2.6, there is no such parameter on the system call and hence no -o option on <text:span text:style-name="T3">insmod</text:span>. The name is part of the ELF object (.o file) that you pass to the kernel. The default name is built into the ELF object, but if you want to load it with some other name, you must edit the ELF image before passing it to <text:span text:style-name="T3">insmod</text:span>.</text:p>
      <text:p text:style-name="P11"/>
      <text:p text:style-name="P11"/>
      <text:p text:style-name="P11"/>
      <text:p text:style-name="P11"/>
      <text:h text:style-name="P1" text:outline-level="1"><text:a xlink:type="simple" xlink:href="http://venkateshabbarapu.blogspot.com/2012/11/i2c-driver-in-linux.html">I2c driver in linux</text:a> </text:h>
      <text:p text:style-name="P13">In a nutshell <text:a xlink:type="simple" xlink:href="http://en.wikipedia.org/wiki/I²C" office:target-frame-name="_blank" xlink:show="new">I2C</text:a> is a simple serial bus that is often used to communicate with devices such as <text:soft-page-break/>EEPROMs and peripherals such as touchscreens – there is also <text:a xlink:type="simple" xlink:href="http://en.wikipedia.org/wiki/System_Management_Bus" office:target-frame-name="_blank" xlink:show="new">SMBus</text:a> which can sometimes be considered a subset of I2C. <text:span text:style-name="T1">The kernel breaks down I2C into ‘Buses’ and ‘Devices’, and then further breaks down buses into ‘</text:span><text:a xlink:type="simple" xlink:href="http://lxr.linux.no/linux+v2.6.31/include/linux/i2c.h#L308" office:target-frame-name="_blank" xlink:show="new">Algorithms</text:a><text:span text:style-name="T1">‘ and ‘</text:span><text:a xlink:type="simple" xlink:href="http://lxr.linux.no/linux+v2.6.31/include/linux/i2c.h#L331" office:target-frame-name="_blank" xlink:show="new">Adapters</text:a><text:span text:style-name="T1">‘, and devices into ‘</text:span><text:a xlink:type="simple" xlink:href="http://lxr.linux.no/linux+v2.6.31/include/linux/i2c.h#L99" office:target-frame-name="_blank" xlink:show="new">Drivers</text:a><text:span text:style-name="T1">‘ and ‘</text:span><text:a xlink:type="simple" xlink:href="http://lxr.linux.no/linux+v2.6.31/include/linux/i2c.h#L172" office:target-frame-name="_blank" xlink:show="new">Clients</text:a><text:span text:style-name="T1">‘.</text:span> We’ll take a look at these in a little more detail.<text:line-break/><text:line-break/><text:span text:style-name="T2">Algorithms</text:span><text:line-break/>An Algorithm performs the actual reading and writing of I2C messages to the hardware – this may involve bit banging GPIO lines or writing to an I2C controller chip. An Algorithm is represented by the very straight-foward ‘<text:a xlink:type="simple" xlink:href="http://lxr.linux.no/linux+v2.6.31/include/linux/i2c.h#L308" office:target-frame-name="_blank" xlink:show="new">struct i2c_algorithm</text:a>‘ structure and allows you to define function pointers to functions that can write I2C messages (master_xfer) or SMBus messages (smbus_xfer).<text:line-break/><text:line-break/><text:span text:style-name="T2">Adapters</text:span><text:line-break/>An Adapter effectively represents a bus – it is used to tie up a particular I2C/SMBus with an algorithm and bus number. It is represented by the ‘<text:a xlink:type="simple" xlink:href="http://lxr.linux.no/linux+v2.6.31/include/linux/i2c.h#L331" office:target-frame-name="_blank" xlink:show="new">struct i2c_adapter</text:a>‘ structure. If you imagine a system where there are many I2C buses – perhaps two controlled by a controller chip and one bit-banged – then you would expect to see 3 instances of an i2c_adapter and 2 instances of an i2c_algorithm.<text:line-break/><text:line-break/><text:span text:style-name="T2">Clients</text:span><text:line-break/>A Client represents a chip (slave) on the I2C/SMBus such as a Touchscreen peripheral and is represented by a ‘<text:a xlink:type="simple" xlink:href="http://lxr.linux.no/linux+v2.6.31/include/linux/i2c.h#L172" office:target-frame-name="_blank" xlink:show="new">struct i2c_client</text:a>‘ structure. This includes various members such as chip address, name and pointers to the adapter and driver.</text:p>
      <text:p text:style-name="P5"><text:span text:style-name="T2">Drivers</text:span><text:line-break/>Finally a driver, represented by a ‘<text:a xlink:type="simple" xlink:href="http://lxr.linux.no/linux+v2.6.31/include/linux/i2c.h#L99" office:target-frame-name="_blank" xlink:show="new">struct i2c_driver</text:a>‘ structure represents the device driver for a particular class of I2C/SMBus slave devices, e.g. a touchscreen driver. The structure contains a bunch of function pointers – the ones of interest to us are the ‘probe’ and ‘remove’ pointers – which we’ll shortly come onto.<text:line-break/><text:line-break/>So where do we start with writing an I2C slave device driver? We start by populating a ‘struct i2c_driver’ structure. In this tutorial we’ll populate just the ‘driver’, ‘id_table’, ‘probe’, and ‘remove’ members. We’ll also use the ‘<text:a xlink:type="simple" xlink:href="http://lxr.linux.no/linux+v2.6.31/drivers/input/touchscreen/migor_ts.c" office:target-frame-name="_blank" xlink:show="new">migor_ts.c</text:a>‘ touchscreen driver as reference code.<text:line-break/><text:line-break/><text:span text:style-name="Source_20_Text"> 1  static</text:span> <text:span text:style-name="Source_20_Text">struct</text:span> <text:span text:style-name="Source_20_Text">i2c_driver migor_ts_driver = {</text:span></text:p>
      <table:table table:name="Table1" table:style-name="Table1">
        <table:table-column table:style-name="Table1.A"/>
        <table:table-column table:style-name="Table1.B"/>
        <table:table-row>
          <table:table-cell table:style-name="Table1.A1" office:value-type="string">
            <text:p text:style-name="Table_20_Contents"><text:span text:style-name="Source_20_Text">2</text:span></text:p>
          </table:table-cell>
          <table:table-cell table:style-name="Table1.A1" office:value-type="string">
            <text:p text:style-name="Table_20_Contents"><text:span text:style-name="Source_20_Text">   .driver = {</text:span></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ext:span text:style-name="Source_20_Text">3</text:span></text:p>
          </table:table-cell>
          <table:table-cell table:style-name="Table2.A1" office:value-type="string">
            <text:p text:style-name="Table_20_Contents"><text:span text:style-name="Source_20_Text">      .name = "migor_ts",</text:span></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Source_20_Text">4</text:span></text:p>
          </table:table-cell>
          <table:table-cell table:style-name="Table3.A1" office:value-type="string">
            <text:p text:style-name="Table_20_Contents"><text:span text:style-name="Source_20_Text">   },</text:span></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ource_20_Text">5</text:span></text:p>
          </table:table-cell>
          <table:table-cell table:style-name="Table4.A1" office:value-type="string">
            <text:p text:style-name="Table_20_Contents"><text:span text:style-name="Source_20_Text">   .probe = migor_ts_probe,</text:span></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text:span text:style-name="Source_20_Text">6</text:span></text:p>
          </table:table-cell>
          <table:table-cell table:style-name="Table5.A1" office:value-type="string">
            <text:p text:style-name="Table_20_Contents"><text:span text:style-name="Source_20_Text">   .remove</text:span> <text:span text:style-name="Source_20_Text">= migor_ts_remove,</text:span></text:p>
          </table:table-cell>
        </table:table-row>
      </table:table>
      <table:table table:name="Table6" table:style-name="Table6">
        <table:table-column table:style-name="Table6.A"/>
        <table:table-column table:style-name="Table6.B"/>
        <table:table-row>
          <table:table-cell table:style-name="Table6.A1" office:value-type="string">
            <text:p text:style-name="Table_20_Contents"><text:span text:style-name="Source_20_Text">7</text:span></text:p>
          </table:table-cell>
          <table:table-cell table:style-name="Table6.A1" office:value-type="string">
            <text:p text:style-name="Table_20_Contents"><text:span text:style-name="Source_20_Text">   .id_table = migor_ts_id,</text:span></text:p>
          </table:table-cell>
        </table:table-row>
      </table:table>
      <table:table table:name="Table7" table:style-name="Table7">
        <table:table-column table:style-name="Table7.A"/>
        <table:table-column table:style-name="Table7.B"/>
        <table:table-column table:style-name="Table7.C" table:number-columns-repeated="4"/>
        <table:table-column table:style-name="Table7.G"/>
        <table:table-row>
          <table:table-cell table:style-name="Table7.A1" office:value-type="string">
            <text:p text:style-name="Table_20_Contents"><text:span text:style-name="Source_20_Text">8</text:span></text:p>
          </table:table-cell>
          <table:table-cell table:style-name="Table7.A1" office:value-type="string">
            <text:p text:style-name="Table_20_Contents"><text:span text:style-name="Source_20_Text"> };</text:span></text:p>
          </table:table-cell>
          <table:table-cell table:style-name="Table7.A1" office:value-type="string">
            <text:p text:style-name="Table_20_Contents"><text:span text:style-name="Source_20_Text"> </text:span></text:p>
          </table:table-cell>
          <table:table-cell table:style-name="Table7.A1" office:value-type="string">
            <text:p text:style-name="Table_20_Contents"><text:span text:style-name="Source_20_Text"> </text:span></text:p>
          </table:table-cell>
          <table:table-cell table:style-name="Table7.A1" office:value-type="string">
            <text:p text:style-name="Table_20_Contents"><text:span text:style-name="Source_20_Text"> </text:span></text:p>
          </table:table-cell>
          <table:table-cell table:style-name="Table7.A1" office:value-type="string">
            <text:p text:style-name="Table_20_Contents"><text:span text:style-name="Source_20_Text"> </text:span></text:p>
          </table:table-cell>
          <table:table-cell table:style-name="Table7.A1" office:value-type="string">
            <text:p text:style-name="Table_20_Contents"><text:span text:style-name="Source_20_Text"> </text:span></text:p>
          </table:table-cell>
        </table:table-row>
      </table:table>
      <text:p text:style-name="P14">We tell the kernel about our I2C slave driver by registering the 'struct i2c_driver' structure with the I2C core - we do this with a call to 'i2c_add_driver' in our __init function as follows:</text:p>
      <text:p text:style-name="P15"><text:span text:style-name="Source_20_Text"> </text:span><text:span text:style-name="Source_20_Text"><text:span text:style-name="T4">1  static</text:span></text:span><text:span text:style-name="T4"> </text:span><text:span text:style-name="Source_20_Text"><text:span text:style-name="T4">int</text:span></text:span><text:span text:style-name="T4"> </text:span><text:span text:style-name="Source_20_Text"><text:span text:style-name="T4">__init migor_ts_init(void</text:span></text:span></text:p>
      <text:p text:style-name="P5"><text:soft-page-break/></text:p>
      <table:table table:name="Table9" table:style-name="Table9">
        <table:table-column table:style-name="Table9.A"/>
        <table:table-column table:style-name="Table9.B"/>
        <table:table-row>
          <table:table-cell table:style-name="Table9.A1" office:value-type="string">
            <text:p text:style-name="Table_20_Contents"><text:span text:style-name="Source_20_Text">2</text:span></text:p>
          </table:table-cell>
          <table:table-cell table:style-name="Table9.A1" office:value-type="string">
            <text:p text:style-name="Table_20_Contents"><text:span text:style-name="Source_20_Text">{</text:span></text:p>
          </table:table-cell>
        </table:table-row>
      </table:table>
      <table:table table:name="Table10" table:style-name="Table10">
        <table:table-column table:style-name="Table10.A"/>
        <table:table-column table:style-name="Table10.B"/>
        <table:table-row>
          <table:table-cell table:style-name="Table10.A1" office:value-type="string">
            <text:p text:style-name="Table_20_Contents"><text:span text:style-name="Source_20_Text">3</text:span></text:p>
          </table:table-cell>
          <table:table-cell table:style-name="Table10.A1" office:value-type="string">
            <text:p text:style-name="Table_20_Contents"><text:span text:style-name="Source_20_Text">        return</text:span> <text:span text:style-name="Source_20_Text">i2c_add_driver(&amp;migor_ts_driver);</text:span></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text:span text:style-name="Source_20_Text">4</text:span></text:p>
          </table:table-cell>
          <table:table-cell table:style-name="Table11.A1" office:value-type="string">
            <text:p text:style-name="Table_20_Contents"><text:span text:style-name="Source_20_Text">}</text:span></text:p>
          </table:table-cell>
          <table:table-cell table:style-name="Table11.A1" office:value-type="string">
            <text:p text:style-name="Table_20_Contents"><text:span text:style-name="Source_20_Text"> </text:span></text:p>
          </table:table-cell>
          <table:table-cell table:style-name="Table11.A1" office:value-type="string">
            <text:p text:style-name="Table_20_Contents"><text:span text:style-name="Source_20_Text"> </text:span></text:p>
          </table:table-cell>
        </table:table-row>
      </table:table>
      <text:p text:style-name="P15"> </text:p>
      <text:p text:style-name="P5">Back to our ‘struct i2c_driver’ structure – the id_table member allows us to tell the framework which I2C slaves chips we support – id_table is simply an array of ‘struct i2c_device_id’ – here’s the migors:</text:p>
      <table:table table:name="Table8" table:style-name="Table8">
        <table:table-column table:style-name="Table8.A"/>
        <table:table-column table:style-name="Table8.B"/>
        <table:table-row>
          <table:table-cell table:style-name="Table8.A1" office:value-type="string">
            <text:p text:style-name="Table_20_Contents"><text:span text:style-name="Source_20_Text">1</text:span></text:p>
          </table:table-cell>
          <table:table-cell table:style-name="Table8.A1" office:value-type="string">
            <text:p text:style-name="Table_20_Contents"><text:span text:style-name="Source_20_Text">static</text:span> <text:span text:style-name="Source_20_Text">struct</text:span> <text:span text:style-name="Source_20_Text">i2c_device_id migor_ts_id[] = {</text:span></text:p>
          </table:table-cell>
        </table:table-row>
      </table:table>
      <table:table table:name="Table12" table:style-name="Table12">
        <table:table-column table:style-name="Table12.A"/>
        <table:table-column table:style-name="Table12.B"/>
        <table:table-row>
          <table:table-cell table:style-name="Table12.A1" office:value-type="string">
            <text:p text:style-name="Table_20_Contents"><text:span text:style-name="Source_20_Text">2</text:span></text:p>
          </table:table-cell>
          <table:table-cell table:style-name="Table12.A1" office:value-type="string">
            <text:p text:style-name="Table_20_Contents"><text:span text:style-name="Source_20_Text">{ "migor_ts", 0 },</text:span></text:p>
          </table:table-cell>
        </table:table-row>
      </table:table>
      <table:table table:name="Table13" table:style-name="Table13">
        <table:table-column table:style-name="Table13.A"/>
        <table:table-column table:style-name="Table13.B"/>
        <table:table-row>
          <table:table-cell table:style-name="Table13.A1" office:value-type="string">
            <text:p text:style-name="Table_20_Contents"><text:span text:style-name="Source_20_Text">3</text:span></text:p>
          </table:table-cell>
          <table:table-cell table:style-name="Table13.A1" office:value-type="string">
            <text:p text:style-name="Table_20_Contents"><text:span text:style-name="Source_20_Text">{ }</text:span></text:p>
          </table:table-cell>
        </table:table-row>
      </table:table>
      <table:table table:name="Table14" table:style-name="Table14">
        <table:table-column table:style-name="Table14.A"/>
        <table:table-column table:style-name="Table14.B"/>
        <table:table-row>
          <table:table-cell table:style-name="Table14.A1" office:value-type="string">
            <text:p text:style-name="Table_20_Contents"><text:span text:style-name="Source_20_Text">4</text:span></text:p>
          </table:table-cell>
          <table:table-cell table:style-name="Table14.A1" office:value-type="string">
            <text:p text:style-name="Table_20_Contents"><text:span text:style-name="Source_20_Text">};</text:span></text:p>
          </table:table-cell>
        </table:table-row>
      </table:table>
      <text:p text:style-name="P5"/>
      <text:p text:style-name="P5">So in this case we’re saying that we only support a slave chip named ‘migor_ts’. This makes us wonder – how does the kernel know which slave chips are present and what they’re called? – we know the chip doesn’t contain such friendly naming strings and I2C doesn’t support enumeration. There is no magic -<text:a xlink:type="simple" xlink:href="http://lxr.linux.no/linux+v2.6.31/Documentation/i2c/instantiating-devices" office:target-frame-name="_blank" xlink:show="new"> there are a number of mechanisms to discover and name an I2C slave</text:a> – the most common in embedded devices is to define in your board set up file what slave devices you expect to see, their address and name. For example in the <text:a xlink:type="simple" xlink:href="http://lxr.linux.no/linux+v2.6.31/arch/sh/boards/mach-migor/setup.c" office:target-frame-name="_blank" xlink:show="new">arch/sh/boards/mach-migor/setup.c</text:a> file we see the following:<text:line-break/></text:p>
      <text:p text:style-name="P5"/>
      <table:table table:name="Table15" table:style-name="Table15">
        <table:table-column table:style-name="Table15.A"/>
        <table:table-column table:style-name="Table15.B"/>
        <table:table-row>
          <table:table-cell table:style-name="Table15.A1" office:value-type="string">
            <text:p text:style-name="Table_20_Contents"><text:span text:style-name="Source_20_Text">1</text:span></text:p>
          </table:table-cell>
          <table:table-cell table:style-name="Table15.A1" office:value-type="string">
            <text:p text:style-name="Table_20_Contents"><text:span text:style-name="Source_20_Text">static</text:span> <text:span text:style-name="Source_20_Text">struct</text:span> <text:span text:style-name="Source_20_Text">i2c_board_info migor_i2c_devices[] = {</text:span></text:p>
          </table:table-cell>
        </table:table-row>
      </table:table>
      <table:table table:name="Table16" table:style-name="Table16">
        <table:table-column table:style-name="Table16.A"/>
        <table:table-column table:style-name="Table16.B"/>
        <table:table-row>
          <table:table-cell table:style-name="Table16.A1" office:value-type="string">
            <text:p text:style-name="Table_20_Contents"><text:span text:style-name="Source_20_Text">2</text:span></text:p>
          </table:table-cell>
          <table:table-cell table:style-name="Table16.A1" office:value-type="string">
            <text:p text:style-name="Table_20_Contents"><text:span text:style-name="Source_20_Text">{</text:span></text:p>
          </table:table-cell>
        </table:table-row>
      </table:table>
      <table:table table:name="Table17" table:style-name="Table17">
        <table:table-column table:style-name="Table17.A"/>
        <table:table-column table:style-name="Table17.B"/>
        <table:table-row>
          <table:table-cell table:style-name="Table17.A1" office:value-type="string">
            <text:p text:style-name="Table_20_Contents"><text:span text:style-name="Source_20_Text">3</text:span></text:p>
          </table:table-cell>
          <table:table-cell table:style-name="Table17.A1" office:value-type="string">
            <text:p text:style-name="Table_20_Contents"><text:span text:style-name="Source_20_Text">I2C_BOARD_INFO("migor_ts", 0x51),</text:span></text:p>
          </table:table-cell>
        </table:table-row>
      </table:table>
      <table:table table:name="Table18" table:style-name="Table18">
        <table:table-column table:style-name="Table18.A"/>
        <table:table-column table:style-name="Table18.B"/>
        <table:table-row>
          <table:table-cell table:style-name="Table18.A1" office:value-type="string">
            <text:p text:style-name="Table_20_Contents"><text:span text:style-name="Source_20_Text">4</text:span></text:p>
          </table:table-cell>
          <table:table-cell table:style-name="Table18.A1" office:value-type="string">
            <text:p text:style-name="Table_20_Contents"><text:span text:style-name="Source_20_Text">.irq = 38, /* IRQ6 */</text:span></text:p>
          </table:table-cell>
        </table:table-row>
      </table:table>
      <table:table table:name="Table19" table:style-name="Table19">
        <table:table-column table:style-name="Table19.A"/>
        <table:table-column table:style-name="Table19.B"/>
        <table:table-row>
          <table:table-cell table:style-name="Table19.A1" office:value-type="string">
            <text:p text:style-name="Table_20_Contents"><text:span text:style-name="Source_20_Text">5</text:span></text:p>
          </table:table-cell>
          <table:table-cell table:style-name="Table19.A1" office:value-type="string">
            <text:p text:style-name="Table_20_Contents"><text:span text:style-name="Source_20_Text">},</text:span></text:p>
          </table:table-cell>
        </table:table-row>
      </table:table>
      <table:table table:name="Table20" table:style-name="Table20">
        <table:table-column table:style-name="Table20.A"/>
        <table:table-column table:style-name="Table20.B"/>
        <table:table-row>
          <table:table-cell table:style-name="Table20.A1" office:value-type="string">
            <text:p text:style-name="Table_20_Contents"><text:span text:style-name="Source_20_Text">6</text:span></text:p>
          </table:table-cell>
          <table:table-cell table:style-name="Table20.A1" office:value-type="string">
            <text:p text:style-name="Table_20_Contents"><text:span text:style-name="Source_20_Text">};</text:span></text:p>
          </table:table-cell>
        </table:table-row>
      </table:table>
      <table:table table:name="Table21" table:style-name="Table21">
        <table:table-column table:style-name="Table21.A"/>
        <table:table-column table:style-name="Table21.B"/>
        <table:table-row>
          <table:table-cell table:style-name="Table21.A1" office:value-type="string">
            <text:p text:style-name="Table_20_Contents"><text:span text:style-name="Source_20_Text">7</text:span></text:p>
          </table:table-cell>
          <table:table-cell table:style-name="Table21.A1" office:value-type="string">
            <text:p text:style-name="Table_20_Contents"> </text:p>
          </table:table-cell>
        </table:table-row>
      </table:table>
      <table:table table:name="Table22" table:style-name="Table22">
        <table:table-column table:style-name="Table22.A"/>
        <table:table-column table:style-name="Table22.B"/>
        <table:table-row>
          <table:table-cell table:style-name="Table22.A1" office:value-type="string">
            <text:p text:style-name="Table_20_Contents"><text:span text:style-name="Source_20_Text">8</text:span></text:p>
          </table:table-cell>
          <table:table-cell table:style-name="Table22.A1" office:value-type="string">
            <text:p text:style-name="Table_20_Contents"><text:span text:style-name="Source_20_Text">i2c_register_board_info(0, migor_i2c_devices, ARRAY_SIZE(migor_i2c_devices));</text:span></text:p>
          </table:table-cell>
        </table:table-row>
      </table:table>
      <text:p text:style-name="Text_20_body">Without going into too much detail here – we populate a ‘struct i2c_board_info’ structure with the help of a I2C_BOARD_INFO macro - crucially we include a made up name for the slave chip and it’s I2C bus address.<text:line-break/><text:line-break/>So back to the migor driver. During boot, thanks to the ‘i2c_register_board_info’ call, the kernel will try to find any I2C driver which supports the ‘migor_ts’ name we provided. Upon finding such a driver, the kernel will call it’s ‘probe’ function. The idea being that the kernel believes it has found an I2C slave and would like us to probe to make sure that we are a suitable driver (It’s worth noting that the kernel won’t attempt to communicate with this device in any way).<text:line-break/><text:line-break/>So if all is well – upon start up the kernel should call our probe function – let’s take a look.</text:p>
      <table:table table:name="Table23" table:style-name="Table23">
        <table:table-column table:style-name="Table23.A"/>
        <table:table-column table:style-name="Table23.B"/>
        <table:table-row>
          <table:table-cell table:style-name="Table23.A1" office:value-type="string">
            <text:p text:style-name="Table_20_Contents"><text:span text:style-name="Source_20_Text">1</text:span></text:p>
          </table:table-cell>
          <table:table-cell table:style-name="Table23.A1" office:value-type="string">
            <text:p text:style-name="Table_20_Contents"><text:span text:style-name="Source_20_Text">static</text:span> <text:span text:style-name="Source_20_Text">int</text:span> <text:span text:style-name="Source_20_Text">migor_ts_probe(struct</text:span> <text:span text:style-name="Source_20_Text">i2c_client *client, const</text:span> <text:span text:style-name="Source_20_Text">struct</text:span> <text:span text:style-name="Source_20_Text">i2c_device_id *idp)</text:span></text:p>
          </table:table-cell>
        </table:table-row>
      </table:table>
      <table:table table:name="Table24" table:style-name="Table24">
        <table:table-column table:style-name="Table24.A"/>
        <table:table-column table:style-name="Table24.B"/>
        <text:soft-page-break/>
        <table:table-row>
          <table:table-cell table:style-name="Table24.A1" office:value-type="string">
            <text:p text:style-name="Table_20_Contents"><text:span text:style-name="Source_20_Text">2</text:span></text:p>
          </table:table-cell>
          <table:table-cell table:style-name="Table24.A1" office:value-type="string">
            <text:p text:style-name="Table_20_Contents"><text:span text:style-name="Source_20_Text">{</text:span></text:p>
          </table:table-cell>
        </table:table-row>
      </table:table>
      <table:table table:name="Table25" table:style-name="Table25">
        <table:table-column table:style-name="Table25.A"/>
        <table:table-column table:style-name="Table25.B"/>
        <table:table-row>
          <table:table-cell table:style-name="Table25.A1" office:value-type="string">
            <text:p text:style-name="Table_20_Contents"><text:span text:style-name="Source_20_Text">3</text:span></text:p>
          </table:table-cell>
          <table:table-cell table:style-name="Table25.A1" office:value-type="string">
            <text:p text:style-name="Table_20_Contents"><text:span text:style-name="Source_20_Text">...</text:span></text:p>
          </table:table-cell>
        </table:table-row>
      </table:table>
      <table:table table:name="Table26" table:style-name="Table26">
        <table:table-column table:style-name="Table26.A"/>
        <table:table-column table:style-name="Table26.B"/>
        <table:table-row>
          <table:table-cell table:style-name="Table26.A1" office:value-type="string">
            <text:p text:style-name="Table_20_Contents"><text:span text:style-name="Source_20_Text">4</text:span></text:p>
          </table:table-cell>
          <table:table-cell table:style-name="Table26.A1" office:value-type="string">
            <text:p text:style-name="Table_20_Contents"><text:span text:style-name="Source_20_Text">}</text:span></text:p>
          </table:table-cell>
        </table:table-row>
      </table:table>
      <text:p text:style-name="P12">Passed along as a parameter to the probe function is a ‘struct i2c_client’ structure – this represents our I2C slave chip. Typically a probe function where possible will communicate with the device to ensure it really is the device we think it is – this can be done by reading values from a revision ID register or the like. We can communicate with the slave by calling the ‘i2c_master_send’ function with a pointer to our ‘struct i2c_client’ – e.g:</text:p>
      <table:table table:name="Table27" table:style-name="Table27">
        <table:table-column table:style-name="Table27.A"/>
        <table:table-column table:style-name="Table27.B"/>
        <table:table-row>
          <table:table-cell table:style-name="Table27.A1" office:value-type="string">
            <text:p text:style-name="Table_20_Contents"><text:span text:style-name="Source_20_Text">1</text:span></text:p>
          </table:table-cell>
          <table:table-cell table:style-name="Table27.A1" office:value-type="string">
            <text:p text:style-name="Table_20_Contents"><text:span text:style-name="Source_20_Text">i2c_master_send(client, buf, 1);</text:span></text:p>
          </table:table-cell>
        </table:table-row>
      </table:table>
      <text:p text:style-name="P12">With regards to driver initialisation this is the last we’ll here from the kernel – so the probe function should also register with the input layer (assuming an input device) and perhaps set up an interrupt/timer. It’s also a good idea to make a note of the i2c_client for use later on. Now you can talk to your I2C slave device – what else goes on really depends on the type of device which is being supported.</text:p>
      <text:p text:style-name="Text_20_body"/>
      <text:p text:style-name="P5"/>
      <text:p text:style-name="P5"/>
      <text:p text:style-name="P5"/>
      <text:p text:style-name="P5"/>
      <text:p text:style-name="P5"/>
      <text:p text:style-name="P5"/>
      <text:p text:style-name="P5"/>
      <text:p text:style-name="P5"/>
      <text:p text:style-name="P5"/>
      <text:p text:style-name="P10"/>
      <text:p text:style-name="P5"/>
      <text:p text:style-name="P5"/>
      <text:p text:style-name="P9"><text:span text:style-name="T6">TSC2007_handle_penirq :-</text:span>The Interrupt handler function which is invoked when the <text:span text:style-name="T8">PENIRQ</text:span><text:span text:style-name="T9">^</text:span> line goes low. This routine is the Linux top half; therefore, a bottom-half handler must als<text:span text:style-name="T7">o </text:span>be called.</text:p>
      <text:p text:style-name="P8"/>
      <text:p text:style-name="P9"><text:span text:style-name="T6">TSC2007_detect:- T</text:span>he detect function checks for the I<text:span text:style-name="T10">2 </text:span>C functionalities of the underlying I <text:span text:style-name="T10">2 <text:s/></text:span>C master driver, registers the client driver, sets up the controller mode and then <text:s/>registers the driver as an input driver, and requests for the IRQ by invoking the tsc2007_register driver.</text:p>
      <text:p text:style-name="P8"/>
      <text:p text:style-name="P8">TSC2007_timer:- The bottom-half handler for the Linux Interrupt handler, which performs I 2 C transactions to read X, Y, Z 1 , and Z 2 coordinates from the controller and report to the input subsystem.</text:p>
      <text:p text:style-name="P8"/>
      <text:p text:style-name="P8">TSC2007_detect_irq:- To set up the IRQ line that is connected to the TSC2007. This function expects the IRQ number/ID to be returned.If connected on a GPIO, this function performs the GPIO initialization, such as setting the GPIO into input mode and enabling glitch filters on availability.</text:p>
      <text:p text:style-name="P8"/>
      <text:p text:style-name="P8"/>
      <text:p text:style-name="P8">get_pendown_state:- <text:span text:style-name="T11">This function returns the current line status of the PENIRQ line. This action is required in order to determine the current state of the pen-touch, so as to continue reporting the coordinates to the Input subsystem</text:span></text:p>
      <text:p text:style-name="P5"/>
      <text:p text:style-name="P5"/>
      <text:p text:style-name="P6">The TSC2007 touch driver is an I2C client driver that is a kernel module in Linux. The entry point of this driver is TSC2007_module_init.This routine is called upon the insertion of the module.</text:p>
      <text:p text:style-name="P6">This driver makes use of the I2C subsystem, which provides kernel APIs in <text:soft-page-break/>order to read from and write to an I2C slave device.</text:p>
      <text:p text:style-name="P6">The kernel APIs provided are:</text:p>
      <text:p text:style-name="P6">•i2c_master_send</text:p>
      <text:p text:style-name="P6">• i2c_master_recv </text:p>
      <text:p text:style-name="P6">On module initialization, the driver is registered as an I2C client driver through i2c_add_driver API. On detection of an I2C slave device from the I2C subsystem, an i2c_detect function (tsc2007_detect) is called.</text:p>
      <text:p text:style-name="P6"/>
      <text:p text:style-name="P5"/>
      <text:p text:style-name="P5"/>
      <text:p text:style-name="P5"/>
      <text:p text:style-name="P5"/>
      <text:p text:style-name="P5"/>
      <text:p text:style-name="P5"/>
      <text:p text:style-name="P5"/>
      <text:p text:style-name="P4">The I 2 C Linux driver</text:p>
      <text:p text:style-name="P3">In general, the Linux 2.6 kernel contains an I 2 C driver stack that is split up into three layers .</text:p>
      <text:p text:style-name="P3">1. Chip driver: a device-dependent part which interacts between user space and the core module.</text:p>
      <text:p text:style-name="P3">2. Core module: a device-independent part containing an implementation of</text:p>
      <text:p text:style-name="P3">the I 2 C protocol.</text:p>
      <text:p text:style-name="P3">3. Bus driver: a device-dependent part which interacts between the core module and the actual hardware.</text:p>
      <text:p text:style-name="P2"/>
      <text:p text:style-name="P7">The core module is part of the Linux kernel, as are a number of chip drivers and bus drivers.</text:p>
      <text:p text:style-name="P7"/>
      <text:p text:style-name="P7">Pic:</text:p>
      <text:p text:style-name="P7"/>
      <text:p text:style-name="P7"/>
      <text:p text:style-name="P7"/>
      <text:p text:style-name="P7"/>
      <text:p text:style-name="P7"/>
      <text:p text:style-name="P7">I 2 C bus driver was supplied by the client. The code mainly performs two tasks:</text:p>
      <text:p text:style-name="P7">– handle input/output control (ioctl) calls from user space, offered via the core module;</text:p>
      <text:p text:style-name="P7">– handle interrupts from the hard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Unicode', Tahoma, Verdana, sans-serif"/>
    <style:font-face style:name="monospace" svg:font-family="monospace"/>
    <style:font-face style:name="sans-serif" svg:font-family="sans-serif"/>
    <style:font-face style:name="serif" svg:font-family="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9:50:51.185512716</meta:creation-date>
    <dc:date>2018-02-21T12:15:34.376045275</dc:date>
    <meta:editing-duration>PT53M52S</meta:editing-duration>
    <meta:editing-cycles>1</meta:editing-cycles>
    <meta:document-statistic meta:table-count="27" meta:image-count="0" meta:object-count="0" meta:page-count="5" meta:paragraph-count="101" meta:word-count="1749" meta:character-count="10262" meta:non-whitespace-character-count="8507"/>
    <meta:generator>LibreOffice/4.2.8.2$Linux_X86_64 LibreOffice_project/420m0$Build-2</meta:generator>
  </office:meta>
</office:document-meta>
</file>